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226cm" table:align="left" style:writing-mode="lr-tb"/>
    </style:style>
    <style:style style:name="Таблица1.A" style:family="table-column">
      <style:table-column-properties style:column-width="2.279cm"/>
    </style:style>
    <style:style style:name="Таблица1.B" style:family="table-column">
      <style:table-column-properties style:column-width="2.281cm"/>
    </style:style>
    <style:style style:name="Таблица1.H" style:family="table-column">
      <style:table-column-properties style:column-width="2.26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Таблица1.H1" style:family="table-cell">
      <style:table-cell-properties style:vertical-align="middle" fo:padding="0.097cm" fo:border="0.002cm solid #000000" style:writing-mode="lr-tb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B3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Таблица1.6" style:family="table-row">
      <style:table-row-properties style:min-row-height="0.45cm" style:keep-together="true" fo:keep-together="auto"/>
    </style:style>
    <style:style style:name="Table1" style:family="table">
      <style:table-properties style:width="18.226cm" table:align="left" style:writing-mode="lr-tb"/>
    </style:style>
    <style:style style:name="Table1.A" style:family="table-column">
      <style:table-column-properties style:column-width="2.279cm"/>
    </style:style>
    <style:style style:name="Table1.B" style:family="table-column">
      <style:table-column-properties style:column-width="2.281cm"/>
    </style:style>
    <style:style style:name="Table1.H" style:family="table-column">
      <style:table-column-properties style:column-width="2.26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1.H1" style:family="table-cell">
      <style:table-cell-properties style:vertical-align="middle" fo:padding="0.097cm" fo:border="0.002cm solid #000000" style:writing-mode="lr-tb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A3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1.6" style:family="table-row">
      <style:table-row-properties style:min-row-height="0.45cm" style:keep-together="true" fo:keep-together="auto"/>
    </style:style>
    <style:style style:name="Table2" style:family="table">
      <style:table-properties style:width="18.226cm" table:align="left" style:writing-mode="lr-tb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2.281cm"/>
    </style:style>
    <style:style style:name="Table2.H" style:family="table-column">
      <style:table-column-properties style:column-width="2.26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2.H1" style:family="table-cell">
      <style:table-cell-properties style:vertical-align="middle" fo:padding="0.097cm" fo:border="0.002cm solid #000000" style:writing-mode="lr-tb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2.A3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2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2.6" style:family="table-row">
      <style:table-row-properties style:min-row-height="0.45cm" style:keep-together="true" fo:keep-together="auto"/>
    </style:style>
    <style:style style:name="Table3" style:family="table">
      <style:table-properties style:width="18.226cm" table:align="left" style:writing-mode="lr-tb"/>
    </style:style>
    <style:style style:name="Table3.A" style:family="table-column">
      <style:table-column-properties style:column-width="2.279cm"/>
    </style:style>
    <style:style style:name="Table3.B" style:family="table-column">
      <style:table-column-properties style:column-width="2.281cm"/>
    </style:style>
    <style:style style:name="Table3.H" style:family="table-column">
      <style:table-column-properties style:column-width="2.26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3.H1" style:family="table-cell">
      <style:table-cell-properties style:vertical-align="middle" fo:padding="0.097cm" fo:border="0.002cm solid #000000" style:writing-mode="lr-tb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3.A3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3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3.6" style:family="table-row">
      <style:table-row-properties style:min-row-height="0.45cm" style:keep-together="true" fo:keep-together="auto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style:font-name-asian="Times New Roman" style:font-name-complex="Times New Roman1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loext:contextual-spacing="false" fo:margin-top="0cm" fo:margin-bottom="0cm"/>
      <style:text-properties fo:font-size="12pt" style:font-size-asian="12pt" style:font-size-complex="12pt"/>
    </style:style>
    <style:style style:name="P6" style:family="paragraph" style:parent-style-name="Standard">
      <style:paragraph-properties loext:contextual-spacing="false" fo:margin-top="0cm" fo:margin-bottom="0cm"/>
      <style:text-properties fo:font-size="13pt" style:font-size-asian="13pt" style:font-size-complex="13pt"/>
    </style:style>
    <style:style style:name="P7" style:family="paragraph" style:parent-style-name="Standard">
      <style:paragraph-properties loext:contextual-spacing="false" fo:margin-top="0cm" fo:margin-bottom="0cm" fo:line-height="150%"/>
      <style:text-properties fo:font-size="13pt" style:font-size-asian="13pt" style:font-size-complex="13pt"/>
    </style:style>
    <style:style style:name="P8" style:family="paragraph" style:parent-style-name="Standard">
      <style:paragraph-properties loext:contextual-spacing="false" fo:margin-top="0cm" fo:margin-bottom="0cm" fo:line-height="150%">
        <style:tab-stops>
          <style:tab-stop style:position="6.001cm"/>
        </style:tab-stops>
      </style:paragraph-properties>
      <style:text-properties fo:font-size="13pt" style:font-size-asian="13pt" style:font-size-complex="13pt"/>
    </style:style>
    <style:style style:name="P9" style:family="paragraph" style:parent-style-name="Text_20_body">
      <style:paragraph-properties loext:contextual-spacing="false" fo:margin-top="0cm" fo:margin-bottom="0cm" fo:line-height="100%" fo:text-align="justify" style:justify-single-word="false"/>
      <style:text-properties fo:font-size="12pt" fo:font-weight="normal" style:font-size-asian="12pt" style:font-weight-asian="normal"/>
    </style:style>
    <style:style style:name="P10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3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line-height="150%" fo:text-indent="1.27cm" style:auto-text-indent="false"/>
    </style:style>
    <style:style style:name="P18" style:family="paragraph" style:parent-style-name="Standard">
      <style:paragraph-properties loext:contextual-spacing="false" fo:margin-left="0cm" fo:margin-right="0cm" fo:margin-top="0.212cm" fo:margin-bottom="0cm" fo:line-height="150%" fo:text-indent="1.27cm" style:auto-text-indent="false"/>
    </style:style>
    <style:style style:name="P19" style:family="paragraph" style:parent-style-name="Основной">
      <style:paragraph-properties fo:margin-left="0cm" fo:margin-right="0cm" fo:text-indent="0cm" style:auto-text-indent="false"/>
    </style:style>
    <style:style style:name="P20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1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3" style:family="paragraph" style:parent-style-name="Heading_20_5" style:master-page-name="">
      <style:paragraph-properties loext:contextual-spacing="false" fo:margin-left="1.3cm" fo:margin-right="0cm" fo:margin-top="0.212cm" fo:margin-bottom="0cm" fo:orphans="2" fo:widows="2" fo:hyphenation-ladder-count="no-limit" fo:text-indent="-1.3cm" style:auto-text-indent="false" style:page-number="auto" fo:keep-with-next="always" style:writing-mode="lr-tb"/>
      <style:text-properties fo:hyphenate="false" fo:hyphenation-remain-char-count="2" fo:hyphenation-push-char-count="2"/>
    </style:style>
    <style:style style:name="P24" style:family="paragraph" style:parent-style-name="Heading_20_5">
      <style:paragraph-properties loext:contextual-spacing="false" fo:margin-top="0cm" fo:margin-bottom="0cm"/>
    </style:style>
    <style:style style:name="P25" style:family="paragraph" style:parent-style-name="Heading_20_5">
      <style:paragraph-properties loext:contextual-spacing="false" fo:margin-top="0cm" fo:margin-bottom="0cm"/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27" style:family="paragraph" style:parent-style-name="Standard" style:list-style-name="WW8Num2" style:master-page-name="">
      <style:paragraph-properties fo:margin-left="0.499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96cm"/>
        </style:tab-stops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28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29" style:family="paragraph" style:parent-style-name="Text_20_body">
      <style:paragraph-properties loext:contextual-spacing="false" fo:margin-top="0cm" fo:margin-bottom="0cm" fo:line-height="100%" fo:text-align="justify" style:justify-single-word="false"/>
      <style:text-properties fo:font-size="12pt" fo:font-weight="normal" style:font-size-asian="12pt" style:font-weight-asian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fo:background-color="transparent" style:font-size-asian="12pt" loext:char-shading-value="0"/>
    </style:style>
    <style:style style:name="T6" style:family="text">
      <style:text-properties fo:font-size="12pt" fo:language="ru" fo:country="RU" fo:font-weight="bold" style:font-size-asian="12pt" style:font-weight-asian="bold" style:font-size-complex="13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size-complex="13pt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ize="12pt" fo:background-color="transparent" style:font-size-asian="12pt" loext:char-shading-value="0"/>
    </style:style>
    <style:style style:name="T14" style:family="text">
      <style:text-properties style:text-position="super 58%" fo:language="en" fo:country="US"/>
    </style:style>
    <style:style style:name="T15" style:family="text">
      <style:text-properties style:text-position="super 58%" fo:language="en" fo:country="US" style:font-name-asian="Times New Roman" style:font-name-complex="Times New Roman"/>
    </style:style>
    <style:style style:name="T16" style:family="text">
      <style:text-properties style:text-position="super 58%" fo:language="ru" fo:country="RU" style:font-name-asian="Times New Roman" style:font-name-complex="Times New Roman"/>
    </style:style>
    <style:style style:name="T17" style:family="text">
      <style:text-properties style:text-position="0% 100%" fo:font-size="12pt" fo:language="en" fo:country="US" fo:background-color="transparent" style:font-size-asian="12pt" loext:char-shading-value="0"/>
    </style:style>
    <style:style style:name="T18" style:family="text">
      <style:text-properties style:text-position="0% 100%" fo:font-size="12pt" fo:language="ru" fo:country="RU" fo:background-color="transparent" style:font-size-asian="12pt" loext:char-shading-value="0"/>
    </style:style>
    <style:style style:name="T19" style:family="text">
      <style:text-properties style:text-position="0% 100%" fo:font-size="10pt" fo:language="en" fo:country="US" style:font-size-asian="10pt"/>
    </style:style>
    <style:style style:name="T20" style:family="text">
      <style:text-properties style:text-position="0% 100%" fo:font-size="10pt" fo:language="en" fo:country="US" style:font-name-asian="Times New Roman" style:font-size-asian="10pt" style:font-name-complex="Times New Roman"/>
    </style:style>
    <style:style style:name="T21" style:family="text">
      <style:text-properties style:text-position="0% 100%" fo:font-size="10pt" fo:language="ru" fo:country="RU" style:font-name-asian="Times New Roman" style:font-size-asian="10pt" style:font-name-complex="Times New Roman"/>
    </style:style>
    <style:style style:name="T22" style:family="text">
      <style:text-properties style:text-position="0% 100%" style:font-name="Times New Roman1" fo:font-size="10pt" fo:language="en" fo:country="US" style:font-name-asian="Times New Roman" style:font-size-asian="10pt" style:font-name-complex="Times New Roman1"/>
    </style:style>
    <style:style style:name="T23" style:family="text">
      <style:text-properties style:font-size-complex="13pt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text-position="sub 58%" fo:language="en" fo:country="US" style:font-name-asian="Times New Roman" style:font-name-complex="Times New Roman"/>
    </style:style>
    <style:style style:name="T26" style:family="text">
      <style:text-properties style:font-name-asian="Times New Roman" style:font-name-complex="Times New Roman"/>
    </style:style>
    <style:style style:name="T27" style:family="text">
      <style:text-properties style:font-name="Times New Roman1" style:font-name-asian="Times New Roman" style:font-name-complex="Times New Roman1"/>
    </style:style>
    <style:style style:name="T28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ПОВЕРКИ</text:p>
      <text:p text:style-name="P20"/>
      <text:p text:style-name="P14">Измерителя-сигнализатора СРК-АТ2327</text:p>
      <text:p text:style-name="P10"><text:span text:style-name="T2">Зав. № </text:span><text:span text:style-name="T3">422</text:span><text:span text:style-name="T2">.000</text:span></text:p>
      <text:p text:style-name="P15">принадлежащего _______________________</text:p>
      <text:p text:style-name="P16"/>
      <text:p text:style-name="P19"><text:span text:style-name="T1">Поверка проводилась</text:span> _________________________________________________________________</text:p>
      <text:p text:style-name="Contents_20_1"><text:tab/><text:span text:style-name="T10">поверочный орган</text:span></text:p>
      <text:p text:style-name="P13">Условия поверки:</text:p>
      <text:p text:style-name="P17"><text:span text:style-name="T2">температура </text:span><text:span text:style-name="T4"><text:s text:c="10"/>20 </text:span><text:span text:style-name="T11"></text:span><text:span text:style-name="T4">С;</text:span><text:span text:style-name="T2"> <text:tab/><text:tab/> <text:s/>влажность </text:span><text:span text:style-name="T4"><text:s text:c="10"/>75 %;</text:span></text:p>
      <text:p text:style-name="P17"><text:span text:style-name="T2">атмосферное давление <text:s/></text:span><text:span text:style-name="T4"><text:s/>100 кПа</text:span><text:span text:style-name="T2">;</text:span></text:p>
      <text:p text:style-name="P17"><text:span text:style-name="T2">внешний фон гамма-излучения <text:s/></text:span><text:span text:style-name="T4"><text:s text:c="2"/>0,10 мкЗв/ч</text:span><text:span text:style-name="T2">;</text:span></text:p>
      <text:h text:style-name="P23" text:outline-level="5"><text:span text:style-name="T2">1</text:span><text:span text:style-name="T3">.</text:span><text:span text:style-name="T2"><text:tab/></text:span>Средства поверки</text:h>
      <text:p text:style-name="P18"><text:span text:style-name="T5">Э</text:span><text:span text:style-name="T5">т</text:span><text:span text:style-name="T5">алонный </text:span><text:span text:style-name="T5">источник гамма-излучения типа ОСГИ </text:span><text:span text:style-name="T13">137</text:span><text:span text:style-name="T17">Cs </text:span><text:span text:style-name="T18">активностью </text:span><text:span text:style-name="T17">90</text:span><text:span text:style-name="T18">,</text:span><text:span text:style-name="T17">8</text:span><text:span text:style-name="T18"> </text:span><text:span text:style-name="T18">кБк зав. №</text:span><text:span text:style-name="T17">516</text:span></text:p>
      <text:p text:style-name="P22"/>
      <text:h text:style-name="P23" text:outline-level="5"><text:span text:style-name="T23">2</text:span><text:span text:style-name="T8">.</text:span><text:span text:style-name="T23"><text:tab/>Поверка </text:span><text:span text:style-name="T6">блоков детектирования</text:span></text:h>
      <text:p text:style-name="P21">а) <text:tab/>Внешний осмотр и опробование БД:</text:p>
      <text:list xml:id="list3779452452646145818" text:style-name="WW8Num2">
        <text:list-item>
          <text:p text:style-name="P26">документация ________________________________________________________________</text:p>
        </text:list-item>
        <text:list-item>
          <text:p text:style-name="P26">отсутствие механических повреждений <text:s/>__________________________________________</text:p>
        </text:list-item>
        <text:list-item>
          <text:p text:style-name="P26">наличие четких маркировочных надписей на БД и контрольном источнике ____________</text:p>
        </text:list-item>
        <text:list-item>
          <text:p text:style-name="P26">контроль работоспособности ___________________________________________________</text:p>
        </text:list-item>
      </text:list>
      <text:p text:style-name="P12"/>
      <text:p text:style-name="P12"/>
      <text:p text:style-name="P12"/>
      <text:p text:style-name="P12"/>
      <text:list xml:id="list34332453" text:continue-numbering="true" text:style-name="WW8Num2">
        <text:list-header>
          <text:p text:style-name="P27">б)<text:tab/>Определение чувствительности прибора с БДКГ-11/1 в корпусе герметичного контейнера с защитным экраном</text:p>
        </text:list-header>
      </text:list>
      <text:p text:style-name="P9"/>
      <text:p text:style-name="P9">Блок детектирования БДКГ-11/1 зав.№ 422.003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/>
        <table:table-column table:style-name="Таблица1.H"/>
        <table:table-row table:style-name="Таблица1.1">
          <table:table-cell table:style-name="Таблица1.A1" table:number-columns-spanned="2" office:value-type="string">
            <text:p text:style-name="P1">Измеренное значение скорости счета фона,</text:p>
            <text:p text:style-name="P1">с<text:span text:style-name="T12">-1</text:span></text:p>
          </table:table-cell>
          <table:covered-table-cell/>
          <table:table-cell table:style-name="Таблица1.A1" table:number-columns-spanned="2" office:value-type="string">
            <text:p text:style-name="P1">Измеренное значение скорости счета от эталонного источника,</text:p>
            <text:p text:style-name="P1">с<text:span text:style-name="T12">-1</text:span></text:p>
          </table:table-cell>
          <table:covered-table-cell/>
          <table:table-cell table:style-name="Таблица1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Таблица1.A1" table:number-rows-spanned="2" office:value-type="string">
            <text:p text:style-name="P1">Расчетное значение чувствитель-ности БД</text:p>
            <text:p text:style-name="P1"><text:span text:style-name="T7">S</text:span><text:span text:style-name="T24">p</text:span><text:span text:style-name="T19">, с</text:span><text:span text:style-name="T14">-1</text:span><text:span text:style-name="T22">·</text:span><text:span text:style-name="T21">кБк</text:span><text:span text:style-name="T16">-1</text:span></text:p>
          </table:table-cell>
          <table:table-cell table:style-name="Таблица1.A1" table:number-rows-spanned="2" office:value-type="string">
            <text:p text:style-name="P1">Абсолютная погрешность чувствитель-ности БД</text:p>
            <text:p text:style-name="P1"><text:span text:style-name="T27">Δ</text:span><text:span text:style-name="T26">=</text:span><text:span text:style-name="T9">60</text:span><text:span text:style-name="T26">,8-</text:span><text:span text:style-name="T9">S</text:span><text:span text:style-name="T25">p</text:span><text:span text:style-name="T20">,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  <table:table-cell table:style-name="Таблица1.H1" table:number-rows-spanned="2" office:value-type="string">
            <text:p text:style-name="P1">Условие соответствия по ТУ</text:p>
            <text:p text:style-name="P1"><text:span text:style-name="T27">Δ, не более</text:span><text:span text:style-name="T20">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</table:table-row>
        <table:table-row table:style-name="Таблица1.1">
          <table:table-cell table:style-name="Таблица1.A2" office:value-type="string">
            <text:p text:style-name="P2">Результаты измерения</text:p>
          </table:table-cell>
          <table:table-cell table:style-name="Таблица1.A2" office:value-type="string">
            <text:p text:style-name="P2">Среднее значение</text:p>
          </table:table-cell>
          <table:table-cell table:style-name="Таблица1.A2" office:value-type="string">
            <text:p text:style-name="P2">Результаты измерения</text:p>
          </table:table-cell>
          <table:table-cell table:style-name="Таблица1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2">170</text:p>
          </table:table-cell>
          <table:table-cell table:style-name="Таблица1.B3" table:number-rows-spanned="5" office:value-type="float" office:value="166">
            <text:p text:style-name="P4">166</text:p>
          </table:table-cell>
          <table:table-cell table:style-name="Таблица1.B3" office:value-type="float" office:value="5250">
            <text:p text:style-name="P4">5250</text:p>
          </table:table-cell>
          <table:table-cell table:style-name="Таблица1.B3" table:number-rows-spanned="5" office:value-type="float" office:value="5250">
            <text:p text:style-name="P4">5250</text:p>
          </table:table-cell>
          <table:table-cell table:style-name="Таблица1.B3" table:number-rows-spanned="5" office:value-type="float" office:value="90.8">
            <text:p text:style-name="P4">90,8</text:p>
          </table:table-cell>
          <table:table-cell table:style-name="Таблица1.B3" table:number-rows-spanned="5" office:value-type="float" office:value="55.99">
            <text:p text:style-name="P4">55,99</text:p>
          </table:table-cell>
          <table:table-cell table:style-name="Таблица1.B3" table:number-rows-spanned="5" office:value-type="float" office:value="4.8">
            <text:p text:style-name="P4">4,8</text:p>
          </table:table-cell>
          <table:table-cell table:style-name="Таблица1.H3" table:number-rows-spanned="5" office:value-type="string">
            <text:p text:style-name="P3">± 12,1</text:p>
          </table:table-cell>
        </table:table-row>
        <table:table-row table:style-name="Таблица1.1">
          <table:table-cell table:style-name="Таблица1.A2" office:value-type="string">
            <text:p text:style-name="P2">16<text:span text:style-name="T7">6</text:span></text:p>
          </table:table-cell>
          <table:covered-table-cell/>
          <table:table-cell table:style-name="Таблица1.B3" office:value-type="float" office:value="5256">
            <text:p text:style-name="P4">525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2">169</text:p>
          </table:table-cell>
          <table:covered-table-cell/>
          <table:table-cell table:style-name="Таблица1.B3" office:value-type="float" office:value="5248">
            <text:p text:style-name="P4">524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2" office:value-type="string">
            <text:p text:style-name="P2">168</text:p>
          </table:table-cell>
          <table:covered-table-cell/>
          <table:table-cell table:style-name="Таблица1.B3" office:value-type="float" office:value="5246">
            <text:p text:style-name="P4">524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2">167</text:p>
          </table:table-cell>
          <table:covered-table-cell/>
          <table:table-cell table:style-name="Таблица1.B3" office:value-type="float" office:value="5250">
            <text:p text:style-name="P4">525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list xml:id="list34340836" text:continue-numbering="true" text:style-name="WW8Num2">
        <text:list-header>
          <text:p text:style-name="P27"/>
        </text:list-header>
      </text:list>
      <text:p text:style-name="P9"><text:soft-page-break/>Блок детектирования БДКГ-11/1 зав.№ 422.004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H"/>
        <table:table-row table:style-name="Table1.1">
          <table:table-cell table:style-name="Table1.A1" table:number-columns-spanned="2" office:value-type="string">
            <text:p text:style-name="P1">Измеренное значение скорости счета фона,</text:p>
            <text:p text:style-name="P1">с<text:span text:style-name="T12">-1</text:span></text:p>
          </table:table-cell>
          <table:covered-table-cell/>
          <table:table-cell table:style-name="Table1.A1" table:number-columns-spanned="2" office:value-type="string">
            <text:p text:style-name="P1">Измеренное значение скорости счета от эталонного источника,</text:p>
            <text:p text:style-name="P1">с<text:span text:style-name="T12">-1</text:span></text:p>
          </table:table-cell>
          <table:covered-table-cell/>
          <table:table-cell table:style-name="Table1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Table1.A1" table:number-rows-spanned="2" office:value-type="string">
            <text:p text:style-name="P1">Расчетное значение чувствитель-ности БД</text:p>
            <text:p text:style-name="P1"><text:span text:style-name="T7">S</text:span><text:span text:style-name="T24">p</text:span><text:span text:style-name="T19">, с</text:span><text:span text:style-name="T14">-1</text:span><text:span text:style-name="T22">·</text:span><text:span text:style-name="T21">кБк</text:span><text:span text:style-name="T16">-1</text:span></text:p>
          </table:table-cell>
          <table:table-cell table:style-name="Table1.A1" table:number-rows-spanned="2" office:value-type="string">
            <text:p text:style-name="P1">Абсолютная погрешность чувствитель-ности БД</text:p>
            <text:p text:style-name="P1"><text:span text:style-name="T27">Δ</text:span><text:span text:style-name="T26">=</text:span><text:span text:style-name="T9">60</text:span><text:span text:style-name="T26">,8-</text:span><text:span text:style-name="T9">S</text:span><text:span text:style-name="T25">p</text:span><text:span text:style-name="T20">,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  <table:table-cell table:style-name="Table1.H1" table:number-rows-spanned="2" office:value-type="string">
            <text:p text:style-name="P1">Условие соответствия по ТУ</text:p>
            <text:p text:style-name="P1"><text:span text:style-name="T27">Δ, не более</text:span><text:span text:style-name="T20">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</table:table-row>
        <table:table-row table:style-name="Table1.1">
          <table:table-cell table:style-name="Table1.A2" office:value-type="string">
            <text:p text:style-name="P2">Результаты измерения</text:p>
          </table:table-cell>
          <table:table-cell table:style-name="Table1.A2" office:value-type="string">
            <text:p text:style-name="P2">Среднее значение</text:p>
          </table:table-cell>
          <table:table-cell table:style-name="Table1.A2" office:value-type="string">
            <text:p text:style-name="P2">Результаты измерения</text:p>
          </table:table-cell>
          <table:table-cell table:style-name="Table1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float" office:value="156">
            <text:p text:style-name="P2">156</text:p>
          </table:table-cell>
          <table:table-cell table:style-name="Table1.A3" table:number-rows-spanned="5" office:value-type="float" office:value="157">
            <text:p text:style-name="P4">157</text:p>
          </table:table-cell>
          <table:table-cell table:style-name="Table1.A3" office:value-type="float" office:value="5050">
            <text:p text:style-name="P4">5050</text:p>
          </table:table-cell>
          <table:table-cell table:style-name="Table1.A3" table:number-rows-spanned="5" office:value-type="float" office:value="5080">
            <text:p text:style-name="P4">5080</text:p>
          </table:table-cell>
          <table:table-cell table:style-name="Table1.A3" table:number-rows-spanned="5" office:value-type="float" office:value="90.8">
            <text:p text:style-name="P4">90,8</text:p>
          </table:table-cell>
          <table:table-cell table:style-name="Table1.A3" table:number-rows-spanned="5" office:value-type="float" office:value="54.22">
            <text:p text:style-name="P4">54,22</text:p>
          </table:table-cell>
          <table:table-cell table:style-name="Table1.A3" table:number-rows-spanned="5" office:value-type="float" office:value="6.58">
            <text:p text:style-name="P4">6,58</text:p>
          </table:table-cell>
          <table:table-cell table:style-name="Table1.H3" table:number-rows-spanned="5" office:value-type="string">
            <text:p text:style-name="P3">± 12,1</text:p>
          </table:table-cell>
        </table:table-row>
        <table:table-row table:style-name="Table1.1">
          <table:table-cell table:style-name="Table1.A2" office:value-type="string">
            <text:p text:style-name="P2">1<text:span text:style-name="T28">58</text:span></text:p>
          </table:table-cell>
          <table:covered-table-cell/>
          <table:table-cell table:style-name="Table1.A3" office:value-type="float" office:value="5100">
            <text:p text:style-name="P4">51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float" office:value="156">
            <text:p text:style-name="P2">156</text:p>
          </table:table-cell>
          <table:covered-table-cell/>
          <table:table-cell table:style-name="Table1.A3" office:value-type="float" office:value="5085">
            <text:p text:style-name="P4">508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office:value-type="float" office:value="157">
            <text:p text:style-name="P2">157</text:p>
          </table:table-cell>
          <table:covered-table-cell/>
          <table:table-cell table:style-name="Table1.A3" office:value-type="float" office:value="5071">
            <text:p text:style-name="P4">507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float" office:value="158">
            <text:p text:style-name="P2">158</text:p>
          </table:table-cell>
          <table:covered-table-cell/>
          <table:table-cell table:style-name="Table1.A3" office:value-type="float" office:value="5094">
            <text:p text:style-name="P4">509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>Блок детектирования БДКГ-11/1 зав.№ 422.010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H"/>
        <table:table-row table:style-name="Table2.1">
          <table:table-cell table:style-name="Table2.A1" table:number-columns-spanned="2" office:value-type="string">
            <text:p text:style-name="P1">Измеренное значение скорости счета фона,</text:p>
            <text:p text:style-name="P1">с<text:span text:style-name="T12">-1</text:span></text:p>
          </table:table-cell>
          <table:covered-table-cell/>
          <table:table-cell table:style-name="Table2.A1" table:number-columns-spanned="2" office:value-type="string">
            <text:p text:style-name="P1">Измеренное значение скорости счета от эталонного источника,</text:p>
            <text:p text:style-name="P1">с<text:span text:style-name="T12">-1</text:span></text:p>
          </table:table-cell>
          <table:covered-table-cell/>
          <table:table-cell table:style-name="Table2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Table2.A1" table:number-rows-spanned="2" office:value-type="string">
            <text:p text:style-name="P1">Расчетное значение чувствитель-ности БД</text:p>
            <text:p text:style-name="P1"><text:span text:style-name="T7">S</text:span><text:span text:style-name="T24">p</text:span><text:span text:style-name="T19">, с</text:span><text:span text:style-name="T14">-1</text:span><text:span text:style-name="T22">·</text:span><text:span text:style-name="T21">кБк</text:span><text:span text:style-name="T16">-1</text:span></text:p>
          </table:table-cell>
          <table:table-cell table:style-name="Table2.A1" table:number-rows-spanned="2" office:value-type="string">
            <text:p text:style-name="P1">Абсолютная погрешность чувствитель-ности БД</text:p>
            <text:p text:style-name="P1"><text:span text:style-name="T27">Δ</text:span><text:span text:style-name="T26">=</text:span><text:span text:style-name="T9">60</text:span><text:span text:style-name="T26">,8-</text:span><text:span text:style-name="T9">S</text:span><text:span text:style-name="T25">p</text:span><text:span text:style-name="T20">,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  <table:table-cell table:style-name="Table2.H1" table:number-rows-spanned="2" office:value-type="string">
            <text:p text:style-name="P1">Условие соответствия по ТУ</text:p>
            <text:p text:style-name="P1"><text:span text:style-name="T27">Δ, не более</text:span><text:span text:style-name="T20">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</table:table-row>
        <table:table-row table:style-name="Table2.1">
          <table:table-cell table:style-name="Table2.A2" office:value-type="string">
            <text:p text:style-name="P2">Результаты измерения</text:p>
          </table:table-cell>
          <table:table-cell table:style-name="Table2.A2" office:value-type="string">
            <text:p text:style-name="P2">Среднее значение</text:p>
          </table:table-cell>
          <table:table-cell table:style-name="Table2.A2" office:value-type="string">
            <text:p text:style-name="P2">Результаты измерения</text:p>
          </table:table-cell>
          <table:table-cell table:style-name="Table2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float" office:value="160">
            <text:p text:style-name="P2">160</text:p>
          </table:table-cell>
          <table:table-cell table:style-name="Table2.A3" table:number-rows-spanned="5" office:value-type="float" office:value="162">
            <text:p text:style-name="P4">162</text:p>
          </table:table-cell>
          <table:table-cell table:style-name="Table2.A3" office:value-type="float" office:value="5142">
            <text:p text:style-name="P4">5142</text:p>
          </table:table-cell>
          <table:table-cell table:style-name="Table2.A3" table:number-rows-spanned="5" office:value-type="float" office:value="5150">
            <text:p text:style-name="P4">5150</text:p>
          </table:table-cell>
          <table:table-cell table:style-name="Table2.A3" table:number-rows-spanned="5" office:value-type="float" office:value="90.8">
            <text:p text:style-name="P4">90,8</text:p>
          </table:table-cell>
          <table:table-cell table:style-name="Table2.A3" table:number-rows-spanned="5" office:value-type="float" office:value="54.93">
            <text:p text:style-name="P4">54,93</text:p>
          </table:table-cell>
          <table:table-cell table:style-name="Table2.A3" table:number-rows-spanned="5" office:value-type="float" office:value="5.86">
            <text:p text:style-name="P4">5,86</text:p>
          </table:table-cell>
          <table:table-cell table:style-name="Table2.H3" table:number-rows-spanned="5" office:value-type="string">
            <text:p text:style-name="P3">± 12,1</text:p>
          </table:table-cell>
        </table:table-row>
        <table:table-row table:style-name="Table2.1">
          <table:table-cell table:style-name="Table2.A2" office:value-type="string">
            <text:p text:style-name="P2">1<text:span text:style-name="T28">58</text:span></text:p>
          </table:table-cell>
          <table:covered-table-cell/>
          <table:table-cell table:style-name="Table2.A3" office:value-type="float" office:value="5150">
            <text:p text:style-name="P4">515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float" office:value="164">
            <text:p text:style-name="P2">164</text:p>
          </table:table-cell>
          <table:covered-table-cell/>
          <table:table-cell table:style-name="Table2.A3" office:value-type="float" office:value="5180">
            <text:p text:style-name="P4">518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office:value-type="float" office:value="165">
            <text:p text:style-name="P2">165</text:p>
          </table:table-cell>
          <table:covered-table-cell/>
          <table:table-cell table:style-name="Table2.A3" office:value-type="float" office:value="5157">
            <text:p text:style-name="P4">515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float" office:value="163">
            <text:p text:style-name="P2">163</text:p>
          </table:table-cell>
          <table:covered-table-cell/>
          <table:table-cell table:style-name="Table2.A3" office:value-type="float" office:value="5121">
            <text:p text:style-name="P4">512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>Блок детектирования БДКГ-11/1 зав.№ 422.011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H"/>
        <table:table-row table:style-name="Table3.1">
          <table:table-cell table:style-name="Table3.A1" table:number-columns-spanned="2" office:value-type="string">
            <text:p text:style-name="P1">Измеренное значение скорости счета фона,</text:p>
            <text:p text:style-name="P1">с<text:span text:style-name="T12">-1</text:span></text:p>
          </table:table-cell>
          <table:covered-table-cell/>
          <table:table-cell table:style-name="Table3.A1" table:number-columns-spanned="2" office:value-type="string">
            <text:p text:style-name="P1">Измеренное значение скорости счета от эталонного источника,</text:p>
            <text:p text:style-name="P1">с<text:span text:style-name="T12">-1</text:span></text:p>
          </table:table-cell>
          <table:covered-table-cell/>
          <table:table-cell table:style-name="Table3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Table3.A1" table:number-rows-spanned="2" office:value-type="string">
            <text:p text:style-name="P1">Расчетное значение чувствитель-ности БД</text:p>
            <text:p text:style-name="P1"><text:span text:style-name="T7">S</text:span><text:span text:style-name="T24">p</text:span><text:span text:style-name="T19">, с</text:span><text:span text:style-name="T14">-1</text:span><text:span text:style-name="T22">·</text:span><text:span text:style-name="T21">кБк</text:span><text:span text:style-name="T16">-1</text:span></text:p>
          </table:table-cell>
          <table:table-cell table:style-name="Table3.A1" table:number-rows-spanned="2" office:value-type="string">
            <text:p text:style-name="P1">Абсолютная погрешность чувствитель-ности БД</text:p>
            <text:p text:style-name="P1"><text:span text:style-name="T27">Δ</text:span><text:span text:style-name="T26">=</text:span><text:span text:style-name="T9">60</text:span><text:span text:style-name="T26">,8-</text:span><text:span text:style-name="T9">S</text:span><text:span text:style-name="T25">p</text:span><text:span text:style-name="T20">,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  <table:table-cell table:style-name="Table3.H1" table:number-rows-spanned="2" office:value-type="string">
            <text:p text:style-name="P1">Условие соответствия по ТУ</text:p>
            <text:p text:style-name="P1"><text:span text:style-name="T27">Δ, не более</text:span><text:span text:style-name="T20"> </text:span></text:p>
            <text:p text:style-name="P1"><text:span text:style-name="T20">с</text:span><text:span text:style-name="T15">-1</text:span><text:span text:style-name="T22">·</text:span><text:span text:style-name="T21">кБк</text:span><text:span text:style-name="T16">-1</text:span></text:p>
          </table:table-cell>
        </table:table-row>
        <table:table-row table:style-name="Table3.1">
          <table:table-cell table:style-name="Table3.A2" office:value-type="string">
            <text:p text:style-name="P2">Результаты измерения</text:p>
          </table:table-cell>
          <table:table-cell table:style-name="Table3.A2" office:value-type="string">
            <text:p text:style-name="P2">Среднее значение</text:p>
          </table:table-cell>
          <table:table-cell table:style-name="Table3.A2" office:value-type="string">
            <text:p text:style-name="P2">Результаты измерения</text:p>
          </table:table-cell>
          <table:table-cell table:style-name="Table3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float" office:value="157">
            <text:p text:style-name="P2">157</text:p>
          </table:table-cell>
          <table:table-cell table:style-name="Table3.A3" table:number-rows-spanned="5" office:value-type="float" office:value="154">
            <text:p text:style-name="P4">154</text:p>
          </table:table-cell>
          <table:table-cell table:style-name="Table3.A3" office:value-type="float" office:value="5178">
            <text:p text:style-name="P4">5178</text:p>
          </table:table-cell>
          <table:table-cell table:style-name="Table3.A3" table:number-rows-spanned="5" office:value-type="float" office:value="5170">
            <text:p text:style-name="P4">5170</text:p>
          </table:table-cell>
          <table:table-cell table:style-name="Table3.A3" table:number-rows-spanned="5" office:value-type="float" office:value="90.8">
            <text:p text:style-name="P4">90,8</text:p>
          </table:table-cell>
          <table:table-cell table:style-name="Table3.A3" table:number-rows-spanned="5" office:value-type="float" office:value="55.24">
            <text:p text:style-name="P4">55,24</text:p>
          </table:table-cell>
          <table:table-cell table:style-name="Table3.A3" table:number-rows-spanned="5" office:value-type="float" office:value="5.55">
            <text:p text:style-name="P4">5,55</text:p>
          </table:table-cell>
          <table:table-cell table:style-name="Table3.H3" table:number-rows-spanned="5" office:value-type="string">
            <text:p text:style-name="P3">± 12,1</text:p>
          </table:table-cell>
        </table:table-row>
        <table:table-row table:style-name="Table3.1">
          <table:table-cell table:style-name="Table3.A2" office:value-type="string">
            <text:p text:style-name="P2">1<text:span text:style-name="T28">58</text:span></text:p>
          </table:table-cell>
          <table:covered-table-cell/>
          <table:table-cell table:style-name="Table3.A3" office:value-type="float" office:value="5160">
            <text:p text:style-name="P4">516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float" office:value="152">
            <text:p text:style-name="P2">152</text:p>
          </table:table-cell>
          <table:covered-table-cell/>
          <table:table-cell table:style-name="Table3.A3" office:value-type="float" office:value="5180">
            <text:p text:style-name="P4">518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3" office:value-type="float" office:value="151">
            <text:p text:style-name="P2">151</text:p>
          </table:table-cell>
          <table:covered-table-cell/>
          <table:table-cell table:style-name="Table3.A3" office:value-type="float" office:value="5157">
            <text:p text:style-name="P4">515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float" office:value="152">
            <text:p text:style-name="P2">152</text:p>
          </table:table-cell>
          <table:covered-table-cell/>
          <table:table-cell table:style-name="Table3.A3" office:value-type="float" office:value="5175">
            <text:p text:style-name="P4">517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h text:style-name="P24" text:outline-level="5">3<text:span text:style-name="T7">.</text:span><text:tab/>Выводы</text:h>
      <text:p text:style-name="P1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5"/>
      <text:h text:style-name="P25" text:outline-level="5">Свидетельство<text:tab/><text:tab/><text:tab/><text:tab/>№___________________от____________________</text:h>
      <text:p text:style-name="P5">(заключение о непригодности)</text:p>
      <text:p text:style-name="P6"/>
      <text:p text:style-name="P7">Поверку провел _____________<text:tab/><text:tab/>(_________________)</text:p>
      <text:p text:style-name="P8"><text:tab/><text:tab/><text:tab/>«___»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WW8Num3z0" style:family="text">
      <style:text-properties style:font-name="OpenSymbol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9-08-21T14:12:54.61</dc:date>
    <meta:print-date>2013-12-26T13:43:00</meta:print-date>
    <meta:editing-cycles>22</meta:editing-cycles>
    <meta:editing-duration>PT1H53M7S</meta:editing-duration>
    <meta:generator>OpenOffice/4.1.4$Win32 OpenOffice.org_project/414m5$Build-9788</meta:generator>
    <meta:document-statistic meta:table-count="4" meta:image-count="0" meta:object-count="0" meta:page-count="2" meta:paragraph-count="245" meta:word-count="455" meta:character-count="3644"/>
    <meta:user-defined meta:name="MTWinEqns" meta:value-type="boolean">true</meta:user-defined>
  </office:meta>
</office:document-meta>
</file>